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2b2c"/>
    </style:style>
    <style:style style:name="P2" style:family="paragraph" style:parent-style-name="Standard">
      <style:text-properties officeooo:paragraph-rsid="001c3891"/>
    </style:style>
    <style:style style:name="P3" style:family="paragraph" style:parent-style-name="Standard">
      <style:text-properties officeooo:paragraph-rsid="001d53a4"/>
    </style:style>
    <style:style style:name="P4" style:family="paragraph" style:parent-style-name="Standard">
      <style:text-properties officeooo:paragraph-rsid="001e1dab"/>
    </style:style>
    <style:style style:name="P5" style:family="paragraph" style:parent-style-name="Standard">
      <style:text-properties officeooo:paragraph-rsid="002015c9"/>
    </style:style>
    <style:style style:name="P6" style:family="paragraph" style:parent-style-name="Standard">
      <style:text-properties officeooo:rsid="0020f290" officeooo:paragraph-rsid="0020f290"/>
    </style:style>
    <style:style style:name="P7" style:family="paragraph" style:parent-style-name="Standard">
      <style:text-properties officeooo:paragraph-rsid="0020f290"/>
    </style:style>
    <style:style style:name="P8" style:family="paragraph" style:parent-style-name="Standard">
      <style:text-properties officeooo:paragraph-rsid="00215723"/>
    </style:style>
    <style:style style:name="P9" style:family="paragraph" style:parent-style-name="Standard">
      <style:text-properties officeooo:paragraph-rsid="0021e334"/>
    </style:style>
    <style:style style:name="P10" style:family="paragraph" style:parent-style-name="Standard">
      <style:text-properties officeooo:rsid="00234874" officeooo:paragraph-rsid="00234874"/>
    </style:style>
    <style:style style:name="P11" style:family="paragraph" style:parent-style-name="Standard">
      <style:text-properties officeooo:rsid="00252ec2" officeooo:paragraph-rsid="00252ec2"/>
    </style:style>
    <style:style style:name="P12" style:family="paragraph" style:parent-style-name="Standard">
      <style:text-properties officeooo:paragraph-rsid="00252ec2"/>
    </style:style>
    <style:style style:name="P13" style:family="paragraph" style:parent-style-name="Standard">
      <style:text-properties officeooo:rsid="002670a6" officeooo:paragraph-rsid="002670a6"/>
    </style:style>
    <style:style style:name="T1" style:family="text">
      <style:text-properties fo:font-size="14pt" style:text-underline-style="solid" style:text-underline-width="auto" style:text-underline-color="font-color" fo:font-weight="bold" officeooo:rsid="001b2b2c" style:font-size-asian="12.25pt" style:font-weight-asian="bold" style:font-size-complex="14pt" style:font-weight-complex="bold"/>
    </style:style>
    <style:style style:name="T2" style:family="text">
      <style:text-properties officeooo:rsid="001b2b2c"/>
    </style:style>
    <style:style style:name="T3" style:family="text">
      <style:text-properties officeooo:rsid="001c3891"/>
    </style:style>
    <style:style style:name="T4" style:family="text">
      <style:text-properties officeooo:rsid="001d53a4"/>
    </style:style>
    <style:style style:name="T5" style:family="text">
      <style:text-properties officeooo:rsid="001e1dab"/>
    </style:style>
    <style:style style:name="T6" style:family="text">
      <style:text-properties officeooo:rsid="002015c9"/>
    </style:style>
    <style:style style:name="T7" style:family="text">
      <style:text-properties officeooo:rsid="0020f290"/>
    </style:style>
    <style:style style:name="T8" style:family="text">
      <style:text-properties officeooo:rsid="00215723"/>
    </style:style>
    <style:style style:name="T9" style:family="text">
      <style:text-properties officeooo:rsid="0021e334"/>
    </style:style>
    <style:style style:name="T10" style:family="text">
      <style:text-properties officeooo:rsid="00234874"/>
    </style:style>
    <style:style style:name="T11" style:family="text">
      <style:text-properties officeooo:rsid="00252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C Build: Cheap But Nice</text:span></text:p>
      <text:p text:style-name="P7"/>
      <text:p text:style-name="P7"><text:span text:style-name="T7">CPU: </text:span><text:a xlink:type="simple" xlink:href="https://www.amazon.com/dp/B07B41WS48?tag=pcpapi-20&amp;linkCode=ogi&amp;th=1&amp;psc=1" text:style-name="Internet_20_link" text:visited-style-name="Visited_20_Internet_20_Link"><text:span text:style-name="T7">AMD Ryzen 5 2600 Processor</text:span></text:a><text:span text:style-name="T7"> <text:s/>From Amazon, $118.00</text:span></text:p>
      <text:p text:style-name="P6"/>
      <text:p text:style-name="Standard"><text:span text:style-name="T2">Case: </text:span><text:a xlink:type="simple" xlink:href="https://www.newegg.com/p/N82E16811353057?Item=N82E16811353057&amp;Description=gaming%20case&amp;cm_re=gaming_case-_-11-353-057-_-Product" text:style-name="Internet_20_link" text:visited-style-name="Visited_20_Internet_20_Link">DIYPC Ranger-R4-R Black/Red USB 3.0 ATX Mid Tower Gaming Computer Case with 3 x Red Fans (1 x 120mm LED Fan x side, 1 x120mm </text:a><text:s text:c="2"/><text:span text:style-name="T2">From Newegg, $35.96</text:span></text:p>
      <text:p text:style-name="Standard"/>
      <text:p text:style-name="P2"><text:span text:style-name="T2">CPU Cooler: </text:span><text:a xlink:type="simple" xlink:href="https://www.amazon.com/Cooler-Master-Hyper-Direct-Contact/dp/B005O65JXI" text:style-name="Internet_20_link" text:visited-style-name="Visited_20_Internet_20_Link"><text:span text:style-name="T2">Cooler Master Hyper 212 Evo</text:span></text:a> <text:s/><text:span text:style-name="T2">From Amazon, $34.99</text:span></text:p>
      <text:p text:style-name="P2"><text:a xlink:type="simple" xlink:href="https://www.newegg.com/corsair-16gb-288-pin-ddr4-sdram/p/N82E16820233852" text:style-name="Internet_20_link" text:visited-style-name="Visited_20_Internet_20_Link"/></text:p>
      <text:p text:style-name="P2"><text:span text:style-name="T3">RAM: </text:span><text:a xlink:type="simple" xlink:href="https://www.newegg.com/corsair-16gb-288-pin-ddr4-sdram/p/N82E16820233852" text:style-name="Internet_20_link" text:visited-style-name="Visited_20_Internet_20_Link"><text:span text:style-name="T3">CORSAIR Vengeance LPX 16GB (2 x 8GB) DDR4 </text:span></text:a><text:span text:style-name="T3"><text:s text:c="2"/>From Newegg, $64.99</text:span></text:p>
      <text:p text:style-name="P2"/>
      <text:p text:style-name="P3"><text:span text:style-name="T4">Video Card: </text:span><text:a xlink:type="simple" xlink:href="https://www.newegg.com/msi-geforce-gtx-1050-ti-gtx-1050-ti-4gt-lp/p/N82E16814137081?nm_mc=AFC-RAN-COM&amp;cm_mmc=AFC-RAN-COM&amp;utm_medium=affiliates&amp;utm_source=afc-CPU+Benchmarks&amp;AFFID=3649051&amp;AFFNAME=CPU+Benchmarks&amp;ACRID=14789298494&amp;ASUBID=&amp;ASID=&amp;ranMID=44583&amp;ranEAID=3649051&amp;ranSiteID=kfBpuNKum5s-UOnZMv2q9AK7H.IS5m4C1Q" text:style-name="Internet_20_link" text:visited-style-name="Visited_20_Internet_20_Link"><text:span text:style-name="T4">MSI GeForce GTX 1050 Ti</text:span></text:a> <text:s/><text:span text:style-name="T4">From Newegg, $164.99</text:span></text:p>
      <text:p text:style-name="P3"/>
      <text:p text:style-name="P4"><text:span text:style-name="T5">Monitor: </text:span><text:a xlink:type="simple" xlink:href="https://www.amazon.com/dp/B01JGYM5H6?tag=pcpapi-20&amp;linkCode=ogi&amp;th=1&amp;psc=1" text:style-name="Internet_20_link" text:visited-style-name="Visited_20_Internet_20_Link"><text:span text:style-name="T5">Asus 24in 1080p Gaming Monitor</text:span></text:a><text:span text:style-name="T5"> <text:s/>From Amazon, 179.99</text:span></text:p>
      <text:p text:style-name="P4"/>
      <text:p text:style-name="P5"><text:span text:style-name="T6">Hard Drive: </text:span><text:a xlink:type="simple" xlink:href="https://www.newegg.com/p/N82E16822235013" text:style-name="Internet_20_link" text:visited-style-name="Visited_20_Internet_20_Link"><text:span text:style-name="T6">Western Digital Blue 2 TB Hard Disk Drive</text:span></text:a> <text:s/><text:span text:style-name="T6">From Newegg, $59.89</text:span></text:p>
      <text:p text:style-name="P5"/>
      <text:p text:style-name="P8"><text:span text:style-name="T8">Motherboard: </text:span><text:a xlink:type="simple" xlink:href="https://www.amazon.com/dp/B07F7W5KJS?tag=pcpapi-20&amp;linkCode=ogi&amp;th=1&amp;psc=1" text:style-name="Internet_20_link" text:visited-style-name="Visited_20_Internet_20_Link"><text:span text:style-name="T8">MSI Arsenal Gaming AMD Ryzen Tomahawk</text:span></text:a> <text:s/><text:span text:style-name="T8">From Amazon, $111.99</text:span></text:p>
      <text:p text:style-name="P8"/>
      <text:p text:style-name="P9"><text:span text:style-name="T9">Power Supply: </text:span><text:a xlink:type="simple" xlink:href="https://www.amazon.com/dp/B01B72W0A2?tag=pcpapi-20&amp;linkCode=ogi&amp;th=1&amp;psc=1" text:style-name="Internet_20_link" text:visited-style-name="Visited_20_Internet_20_Link"><text:span text:style-name="T9">Corsair CX Series 550 Watt 80 Plus Modular</text:span></text:a> <text:s/><text:span text:style-name="T9">From Amazon, $69.99</text:span></text:p>
      <text:p text:style-name="P9"/>
      <text:p text:style-name="P10">Keyboard + Mouse: <text:a xlink:type="simple" xlink:href="https://www.newegg.com/black-cooler-master-devastator-3-membrane/p/N82E16823129082" text:style-name="Internet_20_link" text:visited-style-name="Visited_20_Internet_20_Link">Devastator 3 Gaming Keyboard and Mouse</text:a> <text:s/>From Newegg, $43.83</text:p>
      <text:p text:style-name="P11"/>
      <text:p text:style-name="P12"><text:span text:style-name="T11">Headphones: </text:span><text:a xlink:type="simple" xlink:href="https://www.amazon.com/dp/B0764MRM34?tag=pcpapi-20&amp;linkCode=ogi&amp;th=1" text:style-name="Internet_20_link" text:visited-style-name="Visited_20_Internet_20_Link"><text:span text:style-name="T11">Corsair HS50 Gaming Headset</text:span></text:a> <text:s/><text:span text:style-name="T11">From Amazon, $41.61</text:span></text:p>
      <text:p text:style-name="P12"/>
      <text:p text:style-name="P13">URL: https://pcpartpicker.com/list/qrB4C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08:13.771818225</meta:creation-date>
    <dc:date>2019-10-16T12:43:01.447332535</dc:date>
    <meta:editing-duration>PT24M30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142" meta:character-count="875" meta:non-whitespace-character-count="733"/>
  </office:meta>
</office:document-meta>
</file>